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style:style>
    <style:style style:name="P2"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888888" loext:opacity="100%" style:font-name="Arial" fo:font-size="12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ditor's Comments to the Author(s):<text:line-break/>Associate Editor<text:line-break/>Comments to the Author:<text:line-break/>I agree with one of the reviewers in the fact that this is a new problem. However, I believe the comments of the second reviewer are rather critical and on point.<text:line-break/><text:line-break/>The writing can be made much more precise.<text:line-break/><text:line-break/>The problem is one dimensional, and the techniques used do not extend to more dimensions. If one stays in one dimension, the use of a graded mesh should have been explored.<text:line-break/><text:line-break/>Finally, many of the statements regarding discrete inf-sup conditions seem standard.<text:line-break/><text:line-break/><text:line-break/>Referees' Comments to the Authors:<text:line-break/><text:line-break/>Referee: 1<text:line-break/>Comments to the Authors:<text:line-break/>Please see the attached report.<text:line-break/><text:line-break/>Referee: 2<text:line-break/>Comments to the Authors:<text:line-break/><text:line-break/>The paper deals with the finite element implementation and analysis for a one-dimensional nonlocal Dirichlet boundary value problem with the logarithmic Laplacian.<text:line-break/><text:line-break/>There are several inaccuracies in the paper and several comments that are not appropriate in numerical analysis, such as "good approximation" inspired by comparing graphs of functions in a plot. The analysis is limited to one dimension (item 7) and the use of graded meshes or other techniques to improve convergence rates was not explored (item 12). Note that the derived rate is logarithmic and thus very slow.<text:line-break/><text:line-break/>I suggest rejecting the paper and submitting it to a lesser known journal.<text:line-break/><text:line-break/>1. I would not write "In this paper we analyze the implementation of the finite element method (FEM)", because the paper also deals with the analysis of a FEM for the logarithmic Laplacian.<text:line-break/><text:line-break/>2. What are the different phenomena modeled with a fractional diffusion problem for small values of $s$? I could not find any references in the cited reference [16].<text:line-break/><text:line-break/>3. Theorem 1.8 in [11] applies under the assumption that \Omega is Lipschitz. In view of the remark "positivity preserving properties do hold under additional geometric restrictions on the domain," I find that such a geometric restriction is not a restrictive condition.<text:line-break/><text:line-break/>4. Why is the analysis restricted to dimension one?  Do the authors have ideas on how to extend the techniques to two dimensions?<text:line-break/><text:line-break/>5. Please provide a reference for the fact that $\mathbb{H}(\Omega)$ is compact in $L^2(\<text:soft-page-break/>Omega$.<text:line-break/><text:line-break/>6. Why is the regularity theory of weak solutions of (1.1) a key element for the implementation of an FEM for logarithmic problems? In general, the regularity theory has nothing to do with the implementation.<text:line-break/><text:line-break/>7. The stiffness matrix associated with the proposed finite element method is computed as the derivative of the stiffness matrix associated with the same finite element discretization of the fractional Laplacian, evaluated at $s=0$. I find that this is a serious limitation of the proposed method, since the reference [4] strongly exploits the fact that the problem is posed in one dimension. I do not believe that it is possible to extend the results of [4] to general meshes in two dimensions.<text:line-break/><text:line-break/>8. The reference [4] has been available on arXiv since 2017. Has this work been officially published?<text:line-break/><text:line-break/>9. Regarding the comment "In general, a good way to observe the optimality of the FEM convergence rate is using the torsion function". This is done because it is one of the few exact solutions that are known, and to calculate the error you need the exact solution.<text:line-break/><text:line-break/>10. What is the mathematical meaning of the sentence "which is a good approximation for uh"?<text:line-break/><text:line-break/>11. What is the mathematical meaning of the sentence "Nevertheless, the FEM yields a good approximation also in these cases".<text:line-break/><text:line-break/>12. I do not believe that the general comment "This suggests that the optimal convergence rate for the logarithmic Laplacian is not of power-type, as suggested in Theorem 1.2" can be concluded from a single numerical experiment.<text:line-break/><text:line-break/>13. The order of convergence derived by the authors in Theorem 1.2 is extremely slow. I understand that this is probably the best they can do with the regularity results available in the literature using quasi-uniform meshes. However, the numerical results obtained for Example 1 suggest that graded meshes near the boundary can help improve such a deteriorated convergence rate.<text:line-break/><text:line-break/>14. The localization argument used in the proof of Lemma 3.1 is due to Faermann.<text:line-break/><text:line-break/>15. The bound in Lemma 3.3 is not correct: it is missing a square in the derivative of v in L^{\infty}.<text:line-break/><text:line-break/>16. Lemma 3.4 Why is it assumed in Lemma 3.4 that v \in C_c^{infty}. It is only used that v \in L^{\infty}.<text:line-break/><text:line-break/>17. I have the impression that assuming (4.3) is equivalent to the existence of a uniqueness solution which is stable. Please check Necas's Theorem.<text:line-break/><text:line-break/>18. What is the purpose of deriving Lemma 3.3., Lemma 3.4, Lemma 3.6, and Proposition 3.8 for smooth functions of class C_c^{infty}?</text:p>
      <text:p text:style-name="P2"><text:soft-page-break/><text:span text:style-name="T1"><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0T14:01:33.662715196</meta:creation-date>
    <dc:date>2024-07-10T14:02:04.982200087</dc:date>
    <meta:editing-duration>PT31S</meta:editing-duration>
    <meta:editing-cycles>1</meta:editing-cycles>
    <meta:document-statistic meta:table-count="0" meta:image-count="0" meta:object-count="0" meta:page-count="3" meta:paragraph-count="2" meta:word-count="776" meta:character-count="4689" meta:non-whitespace-character-count="3884"/>
    <meta:generator>LibreOffice/7.3.7.2$Linux_X86_64 LibreOffice_project/30$Build-2</meta:generator>
  </office:meta>
</office:document-meta>
</file>